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2.00pt" fo:font-weight="bold" fo:font-family="TakaoPGothic" style:font-family-asian="TakaoPGothic" style:font-family-complex="TakaoPGothic"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bold" fo:font-family="TakaoPGothic" style:font-family-asian="TakaoPGothic" style:font-family-complex="TakaoPGothic"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TakaoPGothic" style:font-family-asian="TakaoPGothic" style:font-family-complex="TakaoPGothic"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TakaoPGothic" style:font-family-asian="TakaoPGothic" style:font-family-complex="TakaoPGothic"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TakaoPGothic" style:font-family-asian="TakaoPGothic" style:font-family-complex="TakaoPGothic"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TakaoPGothic" style:font-family-asian="TakaoPGothic" style:font-family-complex="TakaoPGothic"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TakaoPGothic" style:font-family-asian="TakaoPGothic" style:font-family-complex="TakaoPGothic"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TakaoPGothic" style:font-family-asian="TakaoPGothic" style:font-family-complex="TakaoPGothic"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TakaoPGothic" style:font-family-asian="TakaoPGothic" style:font-family-complex="TakaoPGothic" fo:background-color="transparent" style:use-window-font-color="true"/>
    </style:style>
    <style:style style:name="T18" style:family="text">
      <style:text-properties fo:font-size="10.00pt" fo:font-weight="bold" fo:font-family="TakaoPGothic" style:font-family-asian="TakaoPGothic" style:font-family-complex="TakaoPGothic"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office:automatic-styles>
  <office:body>
    <office:text>
      <text:p text:style-name="P1"><text:span text:style-name="T1">Casos de Uso encontrados</text:span></text:p>
      <text:p text:style-name="P1"><text:span text:style-name="T2"/></text:p>
      <text:list text:style-name="L2">
        <text:list-item>
          <text:p text:style-name="P2"><text:span text:style-name="T3">Caso de Uso: Crear de Grupo de amigos</text:span></text:p>
        </text:list-item>
      </text:list>
      <text:p text:style-name="P3"><text:span text:style-name="T4"/></text:p>
      <text:p text:style-name="P3"><text:span text:style-name="T5">Cada usuario tendrá la posibilidad de crear grupos de amigos, y asignar diferentes tipos de permisos, para poder clasificar a sus amigos según sea conveniente para el usuario. </text:span></text:p>
      <text:p text:style-name="P3"><text:span text:style-name="T6"/></text:p>
      <text:list text:style-name="L4">
        <text:list-item>
          <text:p text:style-name="P4"><text:span text:style-name="T7">Caso de Uso: Incluir Amigos al Grupo de amigos creado</text:span></text:p>
        </text:list-item>
      </text:list>
      <text:p text:style-name="P5"><text:span text:style-name="T8"/></text:p>
      <text:p text:style-name="P5"><text:span text:style-name="T9">El usuario seleccionará a los amigos que desea incluir en el grupo de amigos creado previamente.</text:span></text:p>
      <text:p text:style-name="P5"><text:span text:style-name="T10"/></text:p>
      <text:list text:style-name="L6">
        <text:list-item>
          <text:p text:style-name="P6"><text:span text:style-name="T11">Caso de Uso: Asignar permisos al Grupo de amigos</text:span></text:p>
        </text:list-item>
      </text:list>
      <text:p text:style-name="P7"><text:span text:style-name="T12"/></text:p>
      <text:p text:style-name="P7"><text:span text:style-name="T13">El usuario deberá asignar permisos de acceso y visibilidad a los usuarios pertenecientes al grupo de usuarios.</text:span></text:p>
      <text:p text:style-name="P7"><text:span text:style-name="T14"/></text:p>
      <text:list text:style-name="L8">
        <text:list-item>
          <text:p text:style-name="P8"><text:span text:style-name="T15"><text:s/>Caso de Uso: Modificar Album de Fotos</text:span></text:p>
        </text:list-item>
      </text:list>
      <text:p text:style-name="P9"><text:span text:style-name="T16"/></text:p>
      <text:p text:style-name="P9"><text:span text:style-name="T17">En caso de que el usuario desee modificar alguna propiedad de alguno de sus Albumes de fotos el sistema deberá verificar la existencia del album, que el usuario que solicito el cambio sea el propietario, y además la asignación de permisos de ese usuario, luego realiza la modificación.</text:span><text:span text:style-name="T18"><text:s/></text:span></text:p>
      <text:p text:style-name="P9"><text:span text:style-name="T19"/></text:p>
      <text:p text:style-name="P9"><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